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54c" officeooo:paragraph-rsid="001be54c"/>
    </style:style>
    <style:style style:name="P2" style:family="paragraph" style:parent-style-name="Standard">
      <style:paragraph-properties fo:text-align="center" style:justify-single-word="false"/>
      <style:text-properties officeooo:rsid="001be54c" officeooo:paragraph-rsid="001be54c"/>
    </style:style>
    <style:style style:name="P3" style:family="paragraph" style:parent-style-name="Standard">
      <style:paragraph-properties fo:text-align="start" style:justify-single-word="false"/>
      <style:text-properties officeooo:rsid="001be54c" officeooo:paragraph-rsid="001be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ec</text:p>
      <text:p text:style-name="P1">Bastien</text:p>
      <text:p text:style-name="P1">RT1 A2</text:p>
      <text:p text:style-name="P2">Hapiness at works : </text:p>
      <text:p text:style-name="P2"/>
      <text:p text:style-name="P3">In correalation of the both documents i can do a resume about the both what talk about the hapiness at work i can say so that the hapiness at work need to have a good wages , a structure plans mean a good plan of what to do during the job , a social plans : don’t hesitate to talk with other peoples on the same job has you , the stimulation : learn all time more than ask cause it will help you to challenge you , and story tell the story of peoples who work like that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7:59:51.355816237</meta:creation-date>
    <dc:date>2022-12-14T18:08:44.941623245</dc:date>
    <meta:editing-duration>PT8M55S</meta:editing-duration>
    <meta:editing-cycles>1</meta:editing-cycles>
    <meta:document-statistic meta:table-count="0" meta:image-count="0" meta:object-count="0" meta:page-count="1" meta:paragraph-count="5" meta:word-count="107" meta:character-count="509" meta:non-whitespace-character-count="405"/>
    <meta:generator>LibreOffice/7.3.7.2$Linux_X86_64 LibreOffice_project/30$Build-2</meta:generator>
  </office:meta>
</office:document-meta>
</file>